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9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Tell us more about how you publish and document your open source hardware. Have you...? (check all that apply)</text:p>
          </table:table-cell>
          <table:covered-table-cell table:style-name="ce10" office:value-type="string">
            <text:p>Tell us more about how you publish and document your open source hardware. Have you...? (check all that apply)</text:p>
          </table:covered-table-cell>
          <table:covered-table-cell table:style-name="ce10" office:value-type="string">
            <text:p>Tell us more about how you publish and document your open source hardware. Have you...? (check all that apply)</text:p>
          </table:covered-table-cell>
          <table:covered-table-cell table:style-name="ce10" office:value-type="string">
            <text:p>Tell us more about how you publish and document your open source hardware. Have you...? (check all that apply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Response Percent</text:p>
          </table:table-cell>
          <table:table-cell table:style-name="ce16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ublished design files for an open-source hardware project on your blog/website</text:p>
          </table:table-cell>
          <table:covered-table-cell table:style-name="ce12" office:value-type="string">
            <text:p>Published design files for an open-source hardware project on your blog/website</text:p>
          </table:covered-table-cell>
          <table:table-cell table:style-name="ce17" office:value-type="percentage" office:value="0.624">
            <text:p>62.4%</text:p>
          </table:table-cell>
          <table:table-cell table:style-name="ce19" office:value-type="float" office:value="189">
            <text:p>189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ublished design files for an open-source hardware project on a communal blog/website (such as Instructables or Make: Projects)</text:p>
          </table:table-cell>
          <table:covered-table-cell table:style-name="ce12" office:value-type="string">
            <text:p>Published design files for an open-source hardware project on a communal blog/website (such as Instructables or Make: Projects)</text:p>
          </table:covered-table-cell>
          <table:table-cell table:style-name="ce17" office:value-type="percentage" office:value="0.386">
            <text:p>38.6%</text:p>
          </table:table-cell>
          <table:table-cell table:style-name="ce19" office:value-type="float" office:value="117">
            <text:p>11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Hosted design files for an open-source hardware project in a public repository (such as GitHub or Subversion)</text:p>
          </table:table-cell>
          <table:covered-table-cell table:style-name="ce12" office:value-type="string">
            <text:p>Hosted design files for an open-source hardware project in a public repository (such as GitHub or Subversion)</text:p>
          </table:covered-table-cell>
          <table:table-cell table:style-name="ce17" office:value-type="percentage" office:value="0.574">
            <text:p>57.4%</text:p>
          </table:table-cell>
          <table:table-cell table:style-name="ce19" office:value-type="float" office:value="174">
            <text:p>17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ublished hardware designs in online databases (such as Thingiverse)</text:p>
          </table:table-cell>
          <table:covered-table-cell table:style-name="ce12" office:value-type="string">
            <text:p>Published hardware designs in online databases (such as Thingiverse)</text:p>
          </table:covered-table-cell>
          <table:table-cell table:style-name="ce17" office:value-type="percentage" office:value="0.31">
            <text:p>31.0%</text:p>
          </table:table-cell>
          <table:table-cell table:style-name="ce19" office:value-type="float" office:value="94">
            <text:p>9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Developed software tools or libraries to support an open-source hardware project</text:p>
          </table:table-cell>
          <table:covered-table-cell table:style-name="ce12" office:value-type="string">
            <text:p>Developed software tools or libraries to support an open-source hardware project</text:p>
          </table:covered-table-cell>
          <table:table-cell table:style-name="ce17" office:value-type="percentage" office:value="0.472">
            <text:p>47.2%</text:p>
          </table:table-cell>
          <table:table-cell table:style-name="ce19" office:value-type="float" office:value="143">
            <text:p>143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9 'Question 1'.C4:'Question 1'.C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2" table:number-rows-spanned="1">
            <text:p>Created tutorials or other educational resources to accompany an open-source hardware design</text:p>
          </table:table-cell>
          <table:covered-table-cell table:style-name="ce12" office:value-type="string">
            <text:p>Created tutorials or other educational resources to accompany an open-source hardware design</text:p>
          </table:covered-table-cell>
          <table:table-cell table:style-name="ce17" office:value-type="percentage" office:value="0.528">
            <text:p>52.8%</text:p>
          </table:table-cell>
          <table:table-cell table:style-name="ce19" office:value-type="float" office:value="160">
            <text:p>16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Other Comments on Documentation</text:p>
          </table:table-cell>
          <table:covered-table-cell table:style-name="ce12" office:value-type="string">
            <text:p>Other Comments on Documentation</text:p>
          </table:covered-table-cell>
          <table:covered-table-cell table:style-name="ce18" office:value-type="float" office:value="16">
            <text:p>16</text:p>
          </table:covered-table-cell>
          <table:table-cell table:style-name="ce20" office:value-type="float" office:value="16">
            <text:p>16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303">
            <text:p>303</text:p>
          </table:covered-table-cell>
          <table:table-cell table:style-name="ce21" office:value-type="float" office:value="303">
            <text:p>303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704">
            <text:p>704</text:p>
          </table:covered-table-cell>
          <table:table-cell table:style-name="ce22" office:value-type="float" office:value="704">
            <text:p>704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Other Comments on Documentation</text:p>
          </table:table-cell>
          <table:table-cell table:style-name="ce7" office:value-type="string">
            <text:p>Categories</text:p>
          </table:table-cell>
          <table:table-cell table:number-columns-repeated="102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3-10-29T00:47:00">
            <text:p>Oct 29, 2013 12:47 AM</text:p>
          </table:table-cell>
          <table:table-cell office:value-type="string">
            <text:p>Still working on documenting. <text:s/>Not ready for this step yet.</text:p>
          </table:table-cell>
          <table:table-cell table:number-columns-repeated="1021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3-09-12T11:56:00">
            <text:p>Sep 12, 2013 11:56 AM</text:p>
          </table:table-cell>
          <table:table-cell office:value-type="string">
            <text:p>www.dreamups.org</text:p>
          </table:table-cell>
          <table:table-cell table:number-columns-repeated="1021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09-10T20:31:00">
            <text:p>Sep 10, 2013 8:31 PM</text:p>
          </table:table-cell>
          <table:table-cell office:value-type="string">
            <text:p>We run opendesignengine.net which is a free web project hosting site for OSHW</text:p>
          </table:table-cell>
          <table:table-cell table:number-columns-repeated="1021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5" office:value-type="date" office:date-value="2013-08-10T07:48:00">
            <text:p>Aug 10, 2013 7:48 AM</text:p>
          </table:table-cell>
          <table:table-cell office:value-type="string">
            <text:p>Youtube videos</text:p>
          </table:table-cell>
          <table:table-cell table:number-columns-repeated="1021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5" office:value-type="date" office:date-value="2013-08-06T12:40:00">
            <text:p>Aug 6, 2013 12:40 PM</text:p>
          </table:table-cell>
          <table:table-cell office:value-type="string">
            <text:p>np publication</text:p>
          </table:table-cell>
          <table:table-cell table:number-columns-repeated="1021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5" office:value-type="date" office:date-value="2013-08-01T02:37:00">
            <text:p>Aug 1, 2013 2:37 AM</text:p>
          </table:table-cell>
          <table:table-cell office:value-type="string">
            <text:p>I mostly share my projects through personal means, not public ones.</text:p>
          </table:table-cell>
          <table:table-cell table:number-columns-repeated="1021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5" office:value-type="date" office:date-value="2013-07-31T17:17:00">
            <text:p>Jul 31, 2013 5:17 PM</text:p>
          </table:table-cell>
          <table:table-cell office:value-type="string">
            <text:p>Published in Circuit Cellar magazine</text:p>
          </table:table-cell>
          <table:table-cell table:number-columns-repeated="1021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15" office:value-type="date" office:date-value="2013-07-31T16:14:00">
            <text:p>Jul 31, 2013 4:14 PM</text:p>
          </table:table-cell>
          <table:table-cell office:value-type="string">
            <text:p>Not yet</text:p>
          </table:table-cell>
          <table:table-cell table:number-columns-repeated="1021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15" office:value-type="date" office:date-value="2013-07-30T17:47:00">
            <text:p>Jul 30, 2013 5:47 PM</text:p>
          </table:table-cell>
          <table:table-cell office:value-type="string">
            <text:p>Gave legal advice and created licence</text:p>
          </table:table-cell>
          <table:table-cell table:number-columns-repeated="1021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15" office:value-type="date" office:date-value="2013-07-27T21:42:00">
            <text:p>Jul 27, 2013 9:42 PM</text:p>
          </table:table-cell>
          <table:table-cell office:value-type="string">
            <text:p>only once; posted an idea in Sketchup</text:p>
          </table:table-cell>
          <table:table-cell table:number-columns-repeated="1021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15" office:value-type="date" office:date-value="2013-07-27T18:36:00">
            <text:p>Jul 27, 2013 6:36 PM</text:p>
          </table:table-cell>
          <table:table-cell office:value-type="string">
            <text:p>none of the above, because the project is still in work</text:p>
          </table:table-cell>
          <table:table-cell table:number-columns-repeated="1021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5" office:value-type="date" office:date-value="2013-07-27T11:19:00">
            <text:p>Jul 27, 2013 11:19 AM</text:p>
          </table:table-cell>
          <table:table-cell office:value-type="string">
            <text:p>Work in progress not yet totaly published</text:p>
          </table:table-cell>
          <table:table-cell table:number-columns-repeated="1021"/>
        </table:table-row>
        <table:table-row table:style-name="ro5">
          <table:table-cell table:style-name="ce8" office:value-type="float" office:value="13">
            <text:p>13</text:p>
          </table:table-cell>
          <table:table-cell table:style-name="ce15" office:value-type="date" office:date-value="2013-07-26T15:27:00">
            <text:p>Jul 26, 2013 3:27 PM</text:p>
          </table:table-cell>
          <table:table-cell office:value-type="string">
            <text:p>We'll do all the above when company makes products</text:p>
          </table:table-cell>
          <table:table-cell table:number-columns-repeated="1021"/>
        </table:table-row>
        <table:table-row table:style-name="ro5">
          <table:table-cell table:style-name="ce8" office:value-type="float" office:value="14">
            <text:p>14</text:p>
          </table:table-cell>
          <table:table-cell table:style-name="ce15" office:value-type="date" office:date-value="2013-07-24T18:09:00">
            <text:p>Jul 24, 2013 6:09 PM</text:p>
          </table:table-cell>
          <table:table-cell office:value-type="string">
            <text:p>I see all of the above as very important and will definitely be doing so on upcoming products!</text:p>
          </table:table-cell>
          <table:table-cell table:number-columns-repeated="1021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15" office:value-type="date" office:date-value="2013-07-24T16:33:00">
            <text:p>Jul 24, 2013 4:33 PM</text:p>
          </table:table-cell>
          <table:table-cell office:value-type="string">
            <text:p>Documentation is still a work in progress for my project because of the barriers involved</text:p>
          </table:table-cell>
          <table:table-cell table:number-columns-repeated="1021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15" office:value-type="date" office:date-value="2013-07-24T14:00:00">
            <text:p>Jul 24, 2013 2:00 PM</text:p>
          </table:table-cell>
          <table:table-cell office:value-type="string">
            <text:p>We run http://www.ohwr.org</text:p>
          </table:table-cell>
          <table:table-cell table:number-columns-repeated="1021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6:2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6:29:03</dc:date>
    <dc:creator>Catarina Mota</dc:creator>
    <meta:editing-duration>PT00H00M13S</meta:editing-duration>
    <meta:editing-cycles>1</meta:editing-cycles>
    <meta:document-statistic meta:table-count="1" meta:cell-count="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16.056cm" svg:height="8.963cm" chart:class="chart:bar" chart:style-name="ch1">
        <chart:title svg:x="-0.839cm" svg:y="0.18cm" chart:style-name="ch2">
          <text:p>Tell us more about how you publish and document your open source hardware. Have you...? (check all that apply)</text:p>
        </chart:title>
        <chart:plot-area chart:style-name="ch3" table:cell-range-address="'Question 1'.A4:'Question 1'.A9 'Question 1'.C4:'Question 1'.C9" chart:data-source-has-labels="column" svg:x="0.321cm" svg:y="0.756cm" svg:width="15.414cm" svg:height="8.028cm">
          <chart:axis chart:dimension="x" chart:name="primary-x" chart:style-name="ch4">
            <chart:categories table:cell-range-address="'Question 1'.A4:'Question 1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9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9">Published design files for an open-source hardware project on your blog/website</text:p>
              </table:table-cell>
              <table:table-cell office:value-type="float" office:value="0.624">
                <text:p text:id="'Question 1'.C4:'Question 1'.C9">0.624</text:p>
              </table:table-cell>
            </table:table-row>
            <table:table-row>
              <table:table-cell office:value-type="string">
                <text:p>Published design files for an open-source hardware project on a communal blog/website (such as Instructables or Make: Projects)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string">
                <text:p>Hosted design files for an open-source hardware project in a public repository (such as GitHub or Subversion)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>Published hardware designs in online databases (such as Thingiverse)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Developed software tools or libraries to support an open-source hardware project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Created tutorials or other educational resources to accompany an open-source hardware design</text:p>
              </table:table-cell>
              <table:table-cell office:value-type="float" office:value="0.528">
                <text:p>0.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